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 svg:font-family=""/>
    <style:font-face style:name="Helvetica" svg:font-family="Helvetica, Arial, freesans, sans-serif"/>
    <style:font-face style:name="JetBrains Mono" svg:font-family="'JetBrains Mono', Consolas, 'Liberation Mono', Menlo, Courier,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adea" svg:font-family="Caladea" style:font-family-generic="roma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F" officeooo:rsid="00015cbb" officeooo:paragraph-rsid="00015cbb"/>
    </style:style>
    <style:style style:name="P2" style:family="paragraph" style:parent-style-name="Standard">
      <style:paragraph-properties fo:text-align="center" style:justify-single-word="false"/>
      <style:text-properties style:font-name="F" officeooo:rsid="00015cbb" officeooo:paragraph-rsid="000d575a"/>
    </style:style>
    <style:style style:name="P3" style:family="paragraph" style:parent-style-name="Standard">
      <style:text-properties style:font-name="F" officeooo:rsid="00015d0c" officeooo:paragraph-rsid="00015d0c"/>
    </style:style>
    <style:style style:name="P4" style:family="paragraph" style:parent-style-name="Standard">
      <style:text-properties style:font-name="F" officeooo:rsid="000283cd" officeooo:paragraph-rsid="000283cd"/>
    </style:style>
    <style:style style:name="P5" style:family="paragraph" style:parent-style-name="Standard">
      <style:text-properties style:font-name="F" officeooo:rsid="000406be" officeooo:paragraph-rsid="000406be"/>
    </style:style>
    <style:style style:name="P6" style:family="paragraph" style:parent-style-name="Standard">
      <style:text-properties style:font-name="F" officeooo:rsid="000406be" officeooo:paragraph-rsid="00048b17"/>
    </style:style>
    <style:style style:name="P7" style:family="paragraph" style:parent-style-name="Standard">
      <style:text-properties style:font-name="F" officeooo:rsid="00048b17" officeooo:paragraph-rsid="00048b17"/>
    </style:style>
    <style:style style:name="P8" style:family="paragraph" style:parent-style-name="Standard">
      <style:text-properties style:font-name="F" officeooo:rsid="0005cc6c" officeooo:paragraph-rsid="0005cc6c"/>
    </style:style>
    <style:style style:name="P9" style:family="paragraph" style:parent-style-name="Standard">
      <style:text-properties style:font-name="F" officeooo:rsid="000d575a" officeooo:paragraph-rsid="000d575a"/>
    </style:style>
    <style:style style:name="P10" style:family="paragraph" style:parent-style-name="Standard">
      <style:text-properties style:font-name="F" officeooo:rsid="000dcac2" officeooo:paragraph-rsid="000dcac2"/>
    </style:style>
    <style:style style:name="P11" style:family="paragraph" style:parent-style-name="Standard">
      <style:text-properties fo:font-variant="normal" fo:text-transform="none" fo:color="#bbbbbb" loext:opacity="100%" style:font-name="F" fo:font-size="10.5pt" fo:letter-spacing="normal" fo:font-style="normal" fo:font-weight="normal" officeooo:rsid="00015d0c" officeooo:paragraph-rsid="0005cc6c"/>
    </style:style>
    <style:style style:name="P12" style:family="paragraph" style:parent-style-name="Standard">
      <style:text-properties officeooo:paragraph-rsid="000d575a"/>
    </style:style>
    <style:style style:name="P13" style:family="paragraph" style:parent-style-name="Standard" style:list-style-name="L1">
      <style:text-properties officeooo:paragraph-rsid="000d575a"/>
    </style:style>
    <style:style style:name="P14" style:family="paragraph" style:parent-style-name="Standard">
      <style:text-properties officeooo:rsid="000d575a" officeooo:paragraph-rsid="000d575a"/>
    </style:style>
    <style:style style:name="P15" style:family="paragraph" style:parent-style-name="Standard" style:list-style-name="L1">
      <style:text-properties officeooo:rsid="000d575a" officeooo:paragraph-rsid="000d575a"/>
    </style:style>
    <style:style style:name="P16" style:family="paragraph" style:parent-style-name="Text_20_body">
      <style:text-properties officeooo:rsid="00048b17" officeooo:paragraph-rsid="00048b17"/>
    </style:style>
    <style:style style:name="P17" style:family="paragraph" style:parent-style-name="Text_20_body">
      <style:text-properties officeooo:rsid="00048b17" officeooo:paragraph-rsid="0005cc6c"/>
    </style:style>
    <style:style style:name="P18" style:family="paragraph" style:parent-style-name="Text_20_body">
      <style:text-properties officeooo:paragraph-rsid="00048b17"/>
    </style:style>
    <style:style style:name="P19" style:family="paragraph" style:parent-style-name="Text_20_body">
      <style:text-properties officeooo:rsid="0005cc6c" officeooo:paragraph-rsid="0005cc6c"/>
    </style:style>
    <style:style style:name="T1" style:family="text">
      <style:text-properties fo:font-variant="normal" fo:text-transform="none" fo:color="#bbbbbb" loext:opacity="100%" fo:letter-spacing="normal"/>
    </style:style>
    <style:style style:name="T2" style:family="text">
      <style:text-properties fo:font-variant="normal" fo:text-transform="none" fo:color="#bbbbbb" loext:opacity="100%" style:font-name="F" fo:letter-spacing="normal"/>
    </style:style>
    <style:style style:name="T3" style:family="text">
      <style:text-properties fo:font-variant="normal" fo:text-transform="none" fo:color="#808080" loext:opacity="100%" style:font-name="JetBrains Mono1" fo:font-size="10pt" fo:letter-spacing="normal" fo:font-style="normal" fo:font-weight="normal" style:font-size-asian="10pt" style:font-style-asian="normal" style:font-weight-asian="normal"/>
    </style:style>
    <style:style style:name="T4" style:family="text">
      <style:text-properties fo:color="#808080" loext:opacity="100%" style:font-name="JetBrains Mono1" fo:font-size="10pt" fo:font-style="normal" fo:font-weight="normal" style:font-size-asian="10pt" style:font-style-asian="normal" style:font-weight-asian="normal"/>
    </style:style>
    <style:style style:name="T5" style:family="text">
      <style:text-properties style:font-name="F"/>
    </style:style>
    <style:style style:name="T6" style:family="text">
      <style:text-properties style:font-name="F" officeooo:rsid="00048b17"/>
    </style:style>
    <style:style style:name="T7" style:family="text">
      <style:text-properties style:font-name="F" officeooo:rsid="0005cc6c"/>
    </style:style>
    <style:style style:name="T8" style:family="text">
      <style:text-properties style:font-name="F" officeooo:rsid="000d575a"/>
    </style:style>
    <style:style style:name="T9" style:family="text">
      <style:text-properties style:font-name="F" officeooo:rsid="000dcac2"/>
    </style:style>
    <style:style style:name="T10" style:family="text">
      <style:text-properties officeooo:rsid="000406be"/>
    </style:style>
    <style:style style:name="T11" style:family="text">
      <style:text-properties officeooo:rsid="00048b17"/>
    </style:style>
    <style:style style:name="T12" style:family="text">
      <style:text-properties officeooo:rsid="0009dceb"/>
    </style:style>
    <style:style style:name="T13" style:family="text">
      <style:text-properties officeooo:rsid="000d575a"/>
    </style:style>
    <style:style style:name="T14" style:family="text">
      <style:text-properties officeooo:rsid="000e89a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0">What we can learn from </text:span>Angular <text:span text:style-name="T13">Material</text:span> <text:span text:style-name="T12">UI component library</text:span><text:span text:style-name="T10">.</text:span></text:p>
      <text:p text:style-name="P1"/>
      <text:p text:style-name="P9">Angular Material UI component library is open source library with set of high-quality UI components build with Angular and TypeScript following the Material Design spec.</text:p>
      <text:p text:style-name="P9"/>
      <text:p text:style-name="P9">Components are</text:p>
      <text:list xml:id="list2455249143" text:style-name="L1">
        <text:list-item>
          <text:p text:style-name="P13"><text:span text:style-name="T8">internationalized and accessible so that all users can use them</text:span></text:p>
        </text:list-item>
        <text:list-item>
          <text:p text:style-name="P15"><text:span text:style-name="T5">API is strightfoward</text:span></text:p>
        </text:list-item>
        <text:list-item>
          <text:p text:style-name="P15"><text:span text:style-name="T5">behave as expected across a wide variety of use-cases without bugs</text:span></text:p>
        </text:list-item>
        <text:list-item>
          <text:p text:style-name="P13"><text:span text:style-name="T8">well-tested with unit and integration tests</text:span></text:p>
        </text:list-item>
        <text:list-item>
          <text:p text:style-name="P15"><text:span text:style-name="T5">easy to customize within the bounds of the Material Design specification</text:span></text:p>
        </text:list-item>
        <text:list-item>
          <text:p text:style-name="P15"><text:span text:style-name="T5">performance cost is minimized </text:span></text:p>
          <text:p text:style-name="P13"><text:span text:style-name="T8"/></text:p>
        </text:list-item>
      </text:list>
      <text:p text:style-name="P12"><text:span text:style-name="T8">Angular Material UI component library is written by guys form Google (you can find it here https://github.com/angular/components) so it is one of the good places where to look and learn how to work with Angular.</text:span></text:p>
      <text:p text:style-name="P12"><text:span text:style-name="T8"/></text:p>
      <text:p text:style-name="P14"><text:span text:style-name="T9">So </text:span><text:span text:style-name="T5">I look up at source code </text:span><text:span text:style-name="T9">and decide to share with you some of good principles and practices that guys as Google used to create Angular Material library, they can help you in your daily work.</text:span></text:p>
      <text:p text:style-name="P3"/>
      <text:p text:style-name="P10"><text:span text:style-name="T14">This first post in series</text:span> contains adv<text:span text:style-name="T14">ice on basic but important thinks such as comments, CSS... </text:span></text:p>
      <text:p text:style-name="P3"/>
      <text:p text:style-name="P4">How to write <text:span text:style-name="T10">comments</text:span> ?</text:p>
      <text:p text:style-name="P5"/>
      <text:p text:style-name="P5">Do not only explain what some block of code does, go level up and write comments that explain why some block of code exist at all, or does something the way it does, because why is difficult of sometime impossible to track down. S</text:p>
      <text:p text:style-name="P5"/>
      <text:p text:style-name="P5">// Set default tabindex.<text:line-break/>If (!tabIndex) {</text:p>
      <text:p text:style-name="P5"><text:tab/>tabindex = ….</text:p>
      <text:p text:style-name="P5">}</text:p>
      <text:p text:style-name="P3"><text:span text:style-name="T2"/></text:p>
      <text:p text:style-name="P5">// Unless the user specifies <text:line-break/>// This is necessary because<text:line-break/>// based on<text:line-break/>If (!tabIndex) {</text:p>
      <text:p text:style-name="P5"><text:tab/>tabindex = ….</text:p>
      <text:p text:style-name="P6"><text:span text:style-name="T11">}</text:span></text:p>
      <text:p text:style-name="P6"/>
      <text:p text:style-name="P6"><text:span text:style-name="T11">When to write comments ?</text:span></text:p>
      <text:p text:style-name="P6"/>
      <text:p text:style-name="P7">Write comments only for functions that are more complicated than a simple getter/setter</text:p>
      <text:p text:style-name="P7"/>
      <text:p text:style-name="P16"><text:soft-page-break/><text:span text:style-name="T5">On CSS classes when it is not super obvious what a class represents.</text:span></text:p>
      <text:p text:style-name="P16"><text:span text:style-name="T5"/></text:p>
      <text:p text:style-name="P18"><text:span text:style-name="T6">#The calendar icon button used to open the calendar pane<text:line-break/>md-calendar-button </text:span></text:p>
      <text:p text:style-name="P18"><text:span text:style-name="T6"/></text:p>
      <text:p text:style-name="P18"><text:span text:style-name="T6">CSS</text:span></text:p>
      <text:p text:style-name="P18"><text:span text:style-name="T6"/></text:p>
      <text:p text:style-name="P17"><text:span text:style-name="T5">The end-use of a component should be the one to decide how much margin a component has around it, so never set a margin on a host element. </text:span></text:p>
      <text:p text:style-name="P17"><text:span text:style-name="T7"/></text:p>
      <text:p text:style-name="P17"><text:span text:style-name="T7">To make a end-user easier to override styles when prefer styling the host element then element inside template</text:span></text:p>
      <text:p text:style-name="P17"><text:span text:style-name="T7"/></text:p>
      <text:p text:style-name="P17"><text:span text:style-name="T7">Components and modules</text:span></text:p>
      <text:p text:style-name="P19"><text:span text:style-name="T5">Less is more so prefer small, focused modules. This means you should practice a single responsibility principle when creating modules and components, then the code is easier to test consume and maintain. </text:span></text:p>
      <text:p text:style-name="P19"><text:span text:style-name="T5">Also prefer more focused granular components vs. complex configurable. For example rather than doing this:</text:span></text:p>
      <text:p text:style-name="P3"><text:span text:style-name="T3">&lt;md-button&gt;Basic button&lt;/md-button&gt;</text:span><text:line-break/><text:span text:style-name="T4">&lt;md-button class="md-fab"&gt;FAB&lt;/md-button&gt;</text:span></text:p>
      <text:p text:style-name="P3"><text:span text:style-name="T1"/></text:p>
      <text:p text:style-name="P8"><text:span text:style-name="T1">do </text:span></text:p>
      <text:p text:style-name="P8"><text:span text:style-name="T1"/></text:p>
      <text:p text:style-name="P8"><text:span text:style-name="T3">&lt;md-button&gt;Basic button&lt;/md-button&gt;</text:span><text:line-break/><text:span text:style-name="T4">&lt;md-fab&gt;FAB&lt;/md-fab&gt;</text:span></text:p>
      <text:p text:style-name="P11"><text:span text:style-name="T1"/></text:p>
      <text:p text:style-name="P11"><text:span text:style-name="T1"/></text:p>
      <text:p text:style-name="P11">Directives can be used to take off lots of responsibility from Componen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 svg:font-family=""/>
    <style:font-face style:name="Helvetica" svg:font-family="Helvetica, Arial, freesans, sans-serif"/>
    <style:font-face style:name="JetBrains Mono" svg:font-family="'JetBrains Mono', Consolas, 'Liberation Mono', Menlo, Courier,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adea" svg:font-family="Caladea" style:font-family-generic="roma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6T18:15:20.000791642</meta:creation-date>
    <dc:date>2021-03-26T22:48:03.820997102</dc:date>
    <meta:editing-duration>PT50M29S</meta:editing-duration>
    <meta:editing-cycles>11</meta:editing-cycles>
    <meta:generator>LibreOffice/7.0.4.2$Linux_X86_64 LibreOffice_project/00$Build-2</meta:generator>
    <meta:document-statistic meta:table-count="0" meta:image-count="0" meta:object-count="0" meta:page-count="2" meta:paragraph-count="35" meta:word-count="416" meta:character-count="2506" meta:non-whitespace-character-count="2122"/>
  </office:meta>
</office:document-meta>
</file>